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45in"/>
    </style:style>
    <style:style style:name="co3" style:family="table-column">
      <style:table-column-properties fo:break-before="auto" style:column-width="1.1236in"/>
    </style:style>
    <style:style style:name="co4" style:family="table-column">
      <style:table-column-properties fo:break-before="auto" style:column-width="3.2728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2.2547in"/>
    </style:style>
    <style:style style:name="co7" style:family="table-column">
      <style:table-column-properties fo:break-before="auto" style:column-width="4.2311in"/>
    </style:style>
    <style:style style:name="co8" style:family="table-column">
      <style:table-column-properties fo:break-before="auto" style:column-width="4.1492in"/>
    </style:style>
    <style:style style:name="co9" style:family="table-column">
      <style:table-column-properties fo:break-before="auto" style:column-width="3.1626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2.8626in"/>
    </style:style>
    <style:style style:name="co12" style:family="table-column">
      <style:table-column-properties fo:break-before="auto" style:column-width="0.9217in"/>
    </style:style>
    <style:style style:name="co13" style:family="table-column">
      <style:table-column-properties fo:break-before="auto" style:column-width="2.2618in"/>
    </style:style>
    <style:style style:name="co14" style:family="table-column">
      <style:table-column-properties fo:break-before="auto" style:column-width="3.3661in"/>
    </style:style>
    <style:style style:name="co15" style:family="table-column">
      <style:table-column-properties fo:break-before="auto" style:column-width="1.2008in"/>
    </style:style>
    <style:style style:name="co16" style:family="table-column">
      <style:table-column-properties fo:break-before="auto" style:column-width="0.9429in"/>
    </style:style>
    <style:style style:name="co17" style:family="table-column">
      <style:table-column-properties fo:break-before="auto" style:column-width="2.99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3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20" style:family="table-cell" style:parent-style-name="Default"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36"/>
    <style:style style:name="ce22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23" style:family="table-cell" style:parent-style-name="Default" style:data-style-name="N0"/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6" style:family="table-cell" style:parent-style-name="Default" style:data-style-name="N49">
      <style:text-properties fo:font-size="12pt" style:font-size-asian="12pt" style:font-size-complex="12pt"/>
    </style:style>
    <style:style style:name="ce30" style:family="table-cell" style:parent-style-name="Default" style:data-style-name="N49"/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4" style:family="table-cell" style:parent-style-name="Default">
      <style:text-properties style:font-name="Liberation Sans" style:font-name-asian="Noto Sans CJK SC Regular" style:font-name-complex="FreeSans"/>
    </style:style>
    <style:style style:name="ce15" style:family="table-cell" style:parent-style-name="Default" style:data-style-name="N36"/>
    <style:style style:name="ce16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7" style:family="table-cell" style:parent-style-name="Default" style:data-style-name="N0"/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8" style:family="table-cell" style:parent-style-name="Default" style:data-style-name="N49">
      <style:text-properties fo:font-size="12pt" style:font-size-asian="12pt" style:font-size-complex="12pt"/>
    </style:style>
    <style:style style:name="ce29" style:family="table-cell" style:parent-style-name="Default" style:data-style-name="N49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ce11"/>
        <table:table-column table:style-name="co2" table:default-cell-style-name="ce11"/>
        <table:table-column table:style-name="co1" table:default-cell-style-name="ce11"/>
        <table:table-column table:style-name="co3" table:default-cell-style-name="ce11"/>
        <table:table-column table:style-name="co1" table:number-columns-repeated="1019" table:default-cell-style-name="ce1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KA donated</text:p>
          </table:table-cell>
          <table:table-cell table:style-name="ce12" office:value-type="string" calcext:value-type="string">
            <text:p>net</text:p>
          </table:table-cell>
          <table:table-cell office:value-type="string" calcext:value-type="string">
            <text:p>KA net income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2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office:value-type="float" office:value="-500" calcext:value-type="float">
            <text:p>-500</text:p>
          </table:table-cell>
          <table:table-cell table:style-name="ce12" table:formula="of:=SUM([.B2:.D2])" office:value-type="float" office:value="1283" calcext:value-type="float">
            <text:p>12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/>
          <table:table-cell table:style-name="ce12" table:formula="of:=SUM([.B3:.D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/>
          <table:table-cell table:style-name="ce12" table:formula="of:=SUM([.B4:.D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/>
          <table:table-cell table:formula="of:=SUM([.B5:.D5])" office:value-type="float" office:value="-186" calcext:value-type="float">
            <text:p>-186</text:p>
          </table:table-cell>
          <table:table-cell office:value-type="float" office:value="-500" calcext:value-type="float">
            <text:p>-500</text:p>
          </table:table-cell>
          <table:table-cell table:number-columns-repeated="101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/>
          <table:table-cell table:formula="of:=SUM([.B6:.D6])" office:value-type="float" office:value="2089" calcext:value-type="float">
            <text:p>208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-1300" calcext:value-type="float">
            <text:p>-1300</text:p>
          </table:table-cell>
          <table:table-cell table:formula="of:=SUM([.B7:.D7])" office:value-type="float" office:value="-1021" calcext:value-type="float">
            <text:p>-1021</text:p>
          </table:table-cell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/>
          <table:table-cell table:formula="of:=SUM([.B8:.D8])" office:value-type="float" office:value="129" calcext:value-type="float">
            <text:p>129</text:p>
          </table:table-cell>
          <table:table-cell office:value-type="float" office:value="-100" calcext:value-type="float">
            <text:p>-100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510" calcext:value-type="float">
            <text:p>6510</text:p>
          </table:table-cell>
          <table:table-cell office:value-type="float" office:value="-4652" calcext:value-type="float">
            <text:p>-4652</text:p>
          </table:table-cell>
          <table:table-cell office:value-type="float" office:value="-2000" calcext:value-type="float">
            <text:p>-2000</text:p>
          </table:table-cell>
          <table:table-cell table:formula="of:=SUM([.B9:.D9])" office:value-type="float" office:value="-142" calcext:value-type="float">
            <text:p>-142</text:p>
          </table:table-cell>
          <table:table-cell office:value-type="float" office:value="-1300" calcext:value-type="float">
            <text:p>-1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s</text:p>
          </table:table-cell>
          <table:table-cell table:number-columns-repeated="2"/>
          <table:table-cell table:formula="of:=SUM([.D2:.D9])" office:value-type="float" office:value="-3800" calcext:value-type="float">
            <text:p>-3800</text:p>
          </table:table-cell>
          <table:table-cell table:formula="of:=SUM([.E2:.E9])" office:value-type="float" office:value="30" calcext:value-type="float">
            <text:p>30</text:p>
          </table:table-cell>
          <table:table-cell table:formula="of:=SUM([.F2:.F9])" office:value-type="float" office:value="-2100" calcext:value-type="float">
            <text:p>-2100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expenses-2016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4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14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4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8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14"/>
          <table:table-cell table:number-columns-repeated="2"/>
        </table:table-row>
      </table:table>
      <table:table table:name="expenses-2018" table:style-name="ta1">
        <table:table-column table:style-name="co9" table:default-cell-style-name="Default"/>
        <table:table-column table:style-name="co1" table:default-cell-style-name="ce15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01/03/201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06/23/201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01/01/2018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02/01/2018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03/01/2018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04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05/01/2018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06/01/2018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07/01/2018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09/01/2018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10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11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01/05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04/08/201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11/21/201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01/26/2018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03/25/2018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04/28/201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05/08/201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07/29/2018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09/20/2018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09/23/2018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10/06/2018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11/02/2018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11/06/2018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11/16/201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12/06/2018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12/28/201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04/26/2018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07/16/2018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11/13/2018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16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02/20/201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04/09/2018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04/14/20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07/25/20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05/11/20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05/17/2018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06/08/201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05/12/201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07/20/2018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12/17/2018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07/19/2018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9" table:default-cell-style-name="Default"/>
        <table:table-column table:style-name="co1" table:default-cell-style-name="ce15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10/08/20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01/07/201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01/01/2019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02/01/2019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05/01/2019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06/01/2019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07/01/2019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08/01/2019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09/01/2019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12/01/2019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04/08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10/22/201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09/17/2019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08/31/2019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12/31/2019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02/26/2019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06/12/2019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06/24/20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08/28/2019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09/09/201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11/03/2018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09/03/2019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11/05/2019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12/03/2019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12/07/2019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12/04/20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12/09/201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10/11/2019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09/24/2019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7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01/04/2019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02/22/2019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4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04/12/2019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11/08/2019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10/29/201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09/02/2019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03/03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04/16/2019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06/19/20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10/15/2019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09/12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11" table:default-cell-style-name="Default"/>
        <table:table-column table:style-name="co1" table:default-cell-style-name="ce15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01/01/2020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02/01/2020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03/01/2020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05/01/2020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06/01/2020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08/01/2020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09/01/2020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10/01/2020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11/01/2020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12/01/2020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02/29/2020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03/31/2020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05/31/2020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06/30/202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07/31/2020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08/31/2020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09/30/202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10/31/2020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12/06/2020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03/23/2020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11/05/202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11/23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01/02/20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07/23/20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07/21/2020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07/17/2020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07/27/2020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08/10/202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09/25/2020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01/03/202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02/10/202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02/24/2020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10/22/2020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02/28/2020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03/29/2020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04/08/2020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01/10/202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01/09/2020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03/09/2020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07/07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01/17/2020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03/22/2020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08/20/20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09/18/2020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11/19/2020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11/04/2020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4" table:default-cell-style-name="Default"/>
        <table:table-column table:style-name="co1" table:default-cell-style-name="ce15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02/24/202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06/12/2021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09/17/2021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06/23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01/06/2021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02/05/2021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03/12/2021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04/18/2021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05/26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07/28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08/24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09/20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10/14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11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12/01/202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17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02/19/2021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03/24/2021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04/08/2021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04/12/2021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05/28/2021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06/08/2021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06/09/2021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09/11/202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09/23/2021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10/02/2021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09/25/202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2 payphone upper housing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10/15/202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10/18/20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10/24/202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10/17/2021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07/13/202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05/29/2021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09/27/2021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10/27/2021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11/04/2021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11/06/2021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11/26/2021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12/04/2021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12/29/2021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05/27/2021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09/07/2021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11/05/2021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08/30/2021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12/19/2021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4" table:default-cell-style-name="ce11"/>
        <table:table-column table:style-name="co15" table:default-cell-style-name="ce28"/>
        <table:table-column table:style-name="co16" table:default-cell-style-name="ce11"/>
        <table:table-column table:style-name="co1" table:number-columns-repeated="1021" table:default-cell-style-name="ce11"/>
        <table:table-row table:style-name="ro1">
          <table:table-cell office:value-type="string" calcext:value-type="string">
            <text:p>expen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Walmart – electrical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Ebay – buttset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7" table:default-cell-style-name="Default"/>
        <table:table-column table:style-name="co1" table:default-cell-style-name="ce29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160 hours at $20/hr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2-01" calcext:value-type="date">
            <text:p>2023-02-01</text:p>
          </table:table-cell>
          <table:table-cell office:value-type="float" office:value="13.73" calcext:value-type="float">
            <text:p>13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3-01" calcext:value-type="date">
            <text:p>2023-03-0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4-01" calcext:value-type="date">
            <text:p>2023-04-01</text:p>
          </table:table-cell>
          <table:table-cell office:value-type="float" office:value="18.96" calcext:value-type="float">
            <text:p>1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5-01" calcext:value-type="date">
            <text:p>2023-05-01</text:p>
          </table:table-cell>
          <table:table-cell office:value-type="float" office:value="15.67" calcext:value-type="float">
            <text:p>15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6-01" calcext:value-type="date">
            <text:p>2023-06-01</text:p>
          </table:table-cell>
          <table:table-cell office:value-type="float" office:value="21.28" calcext:value-type="float">
            <text:p>21.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7-01" calcext:value-type="date">
            <text:p>2023-07-01</text:p>
          </table:table-cell>
          <table:table-cell office:value-type="float" office:value="22.94" calcext:value-type="float">
            <text:p>22.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8-01" calcext:value-type="date">
            <text:p>2023-08-01</text:p>
          </table:table-cell>
          <table:table-cell office:value-type="float" office:value="16.8" calcext:value-type="float">
            <text:p>16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9-01" calcext:value-type="date">
            <text:p>2023-09-01</text:p>
          </table:table-cell>
          <table:table-cell office:value-type="float" office:value="15.57" calcext:value-type="float">
            <text:p>15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0-01" calcext:value-type="date">
            <text:p>2023-10-01</text:p>
          </table:table-cell>
          <table:table-cell office:value-type="float" office:value="17.68" calcext:value-type="float">
            <text:p>17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1-01" calcext:value-type="date">
            <text:p>2023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2-01" calcext:value-type="date">
            <text:p>2023-12-01</text:p>
          </table:table-cell>
          <table:table-cell office:value-type="float" office:value="17.25" calcext:value-type="float">
            <text:p>1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 year summary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2.07" calcext:value-type="float">
            <text:p>2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6-03" calcext:value-type="date">
            <text:p>2023-06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7-03" calcext:value-type="date">
            <text:p>2023-07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8-03" calcext:value-type="date">
            <text:p>2023-08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9-03" calcext:value-type="date">
            <text:p>2023-09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10-03" calcext:value-type="date">
            <text:p>2023-10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3-29" calcext:value-type="date">
            <text:p>2023-03-29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1-19" calcext:value-type="date">
            <text:p>2023-01-19</text:p>
          </table:table-cell>
          <table:table-cell office:value-type="float" office:value="50.1" calcext:value-type="float">
            <text:p>50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3-05" calcext:value-type="date">
            <text:p>2023-03-05</text:p>
          </table:table-cell>
          <table:table-cell office:value-type="float" office:value="50.77" calcext:value-type="float">
            <text:p>50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4-09" calcext:value-type="date">
            <text:p>2023-04-09</text:p>
          </table:table-cell>
          <table:table-cell office:value-type="float" office:value="50.43" calcext:value-type="float">
            <text:p>50.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50.03" calcext:value-type="float">
            <text:p>50.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6-12" calcext:value-type="date">
            <text:p>2023-06-12</text:p>
          </table:table-cell>
          <table:table-cell office:value-type="float" office:value="50.01" calcext:value-type="float">
            <text:p>50.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7-11" calcext:value-type="date">
            <text:p>2023-07-11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50.56" calcext:value-type="float">
            <text:p>50.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9-22" calcext:value-type="date">
            <text:p>2023-09-22</text:p>
          </table:table-cell>
          <table:table-cell office:value-type="float" office:value="50.73" calcext:value-type="float">
            <text:p>50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1-12" calcext:value-type="date">
            <text:p>2023-11-12</text:p>
          </table:table-cell>
          <table:table-cell office:value-type="float" office:value="50.48" calcext:value-type="float">
            <text:p>50.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50.29" calcext:value-type="float">
            <text:p>50.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10-20" calcext:value-type="date">
            <text:p>2023-10-2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02-16" calcext:value-type="date">
            <text:p>2023-02-1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3-02-26" calcext:value-type="date">
            <text:p>2023-02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lkVS</text:p>
          </table:table-cell>
          <table:table-cell office:value-type="date" office:date-value="2023-02-25" calcext:value-type="date">
            <text:p>2023-02-2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bile Beacon – hotspot</text:p>
          </table:table-cell>
          <table:table-cell office:value-type="date" office:date-value="2023-08-26" calcext:value-type="date">
            <text:p>2023-08-26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10:.C44])" office:value-type="float" office:value="1049.08" calcext:value-type="float">
            <text:p>1049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feway – pedestal removal supplies</text:p>
          </table:table-cell>
          <table:table-cell office:value-type="date" office:date-value="2023-03-04" calcext:value-type="date">
            <text:p>2023-03-04</text:p>
          </table:table-cell>
          <table:table-cell office:value-type="float" office:value="10.09" calcext:value-type="float">
            <text:p>10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cat6 jacks</text:p>
          </table:table-cell>
          <table:table-cell office:value-type="date" office:date-value="2023-04-06" calcext:value-type="date">
            <text:p>2023-04-06</text:p>
          </table:table-cell>
          <table:table-cell office:value-type="float" office:value="14.98" calcext:value-type="float">
            <text:p>14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yphones.com - phone boards</text:p>
          </table:table-cell>
          <table:table-cell office:value-type="date" office:date-value="2023-08-05" calcext:value-type="date">
            <text:p>2023-08-05</text:p>
          </table:table-cell>
          <table:table-cell office:value-type="float" office:value="260.55" calcext:value-type="float">
            <text:p>260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rdware – teardown installation</text:p>
          </table:table-cell>
          <table:table-cell office:value-type="date" office:date-value="2023-06-22" calcext:value-type="date">
            <text:p>2023-06-22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ay – 5 ATAs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89.95" calcext:value-type="float">
            <text:p>89.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ris Bush – 10 payphones</text:p>
          </table:table-cell>
          <table:table-cell office:value-type="date" office:date-value="2023-09-24" calcext:value-type="date">
            <text:p>2023-09-24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02-02" calcext:value-type="date">
            <text:p>2023-02-02</text:p>
          </table:table-cell>
          <table:table-cell office:value-type="float" office:value="28.87" calcext:value-type="float">
            <text:p>28.8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39.89" calcext:value-type="float">
            <text:p>39.89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47:.C55])" office:value-type="float" office:value="1481.82" calcext:value-type="float">
            <text:p>1481.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PS store – zine printing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3-04-24" calcext:value-type="date">
            <text:p>2023-04-24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zines to Sisyphu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10.05" calcext:value-type="float">
            <text:p>10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3-04-25" calcext:value-type="date">
            <text:p>2023-04-25</text:p>
          </table:table-cell>
          <table:table-cell office:value-type="float" office:value="19.55" calcext:value-type="float">
            <text:p>19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8-28" calcext:value-type="date">
            <text:p>2023-08-28</text:p>
          </table:table-cell>
          <table:table-cell office:value-type="float" office:value="10.47" calcext:value-type="float">
            <text:p>10.47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58:.C64])" office:value-type="float" office:value="301.07" calcext:value-type="float">
            <text:p>301.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4-10" calcext:value-type="date">
            <text:p>2023-04-10</text:p>
          </table:table-cell>
          <table:table-cell office:value-type="float" office:value="17.1" calcext:value-type="float">
            <text:p>17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17" table:formula="of:=SUM([.C3:.C72])" office:value-type="float" office:value="6510.07" calcext:value-type="float">
            <text:p>6510.0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office:value-type="date" office:date-value="2023-01-10" calcext:value-type="date">
            <text:p>2023-01-10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1-20" calcext:value-type="date">
            <text:p>2023-01-20</text:p>
          </table:table-cell>
          <table:table-cell office:value-type="float" office:value="-65" calcext:value-type="float">
            <text:p>-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ine sale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-19" calcext:value-type="float">
            <text:p>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6-15" calcext:value-type="date">
            <text:p>2023-06-15</text:p>
          </table:table-cell>
          <table:table-cell office:value-type="float" office:value="-12.02" calcext:value-type="float">
            <text:p>-12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-11.7" calcext:value-type="float">
            <text:p>-11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-4000" calcext:value-type="float">
            <text:p>-40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77:.C84])" office:value-type="float" office:value="-4651.72" calcext:value-type="float">
            <text:p>-4651.7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office:value-type="string" calcext:value-type="string">
            <text:p>2023-03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Karl purchased and donated</text:p>
          </table:table-cell>
          <table:table-cell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, Jason, Elijah, Jesse</text:p>
          </table:table-cell>
          <table:table-cell/>
        </table:table-row>
        <table:table-row table:style-name="ro2">
          <table:table-cell office:value-type="string" calcext:value-type="string">
            <text:p>Site maintenance labor</text:p>
          </table:table-cell>
          <table:table-cell office:value-type="string" calcext:value-type="string">
            <text:p>2023-0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media, outreach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storag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3];[.C85])" office:value-type="float" office:value="1858.35" calcext:value-type="float">
            <text:p>1858.35</text:p>
          </table:table-cell>
          <table:table-cell table:number-columns-repeated="6"/>
        </table:table-row>
        <table:table-row table:style-name="ro2" table:number-rows-repeated="104848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4" table:style-name="ta1">
        <table:table-column table:style-name="co17" table:default-cell-style-name="Default"/>
        <table:table-column table:style-name="co1" table:default-cell-style-name="ce29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 table:number-rows-repeated="3"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1-01" calcext:value-type="date">
            <text:p>2024-01-01</text:p>
          </table:table-cell>
          <table:table-cell office:value-type="float" office:value="13.85" calcext:value-type="float">
            <text:p>13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14.58" calcext:value-type="float">
            <text:p>14.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3-01" calcext:value-type="date">
            <text:p>2024-03-01</text:p>
          </table:table-cell>
          <table:table-cell office:value-type="float" office:value="13.47" calcext:value-type="float">
            <text:p>13.4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4-01" calcext:value-type="date">
            <text:p>2024-04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5-01" calcext:value-type="date">
            <text:p>2024-05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6-01" calcext:value-type="date">
            <text:p>2024-06-01</text:p>
          </table:table-cell>
          <table:table-cell office:value-type="float" office:value="21.18" calcext:value-type="float">
            <text:p>21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7-01" calcext:value-type="date">
            <text:p>2024-07-01</text:p>
          </table:table-cell>
          <table:table-cell office:value-type="float" office:value="20.93" calcext:value-type="float">
            <text:p>20.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atgpt</text:p>
          </table:table-cell>
          <table:table-cell office:value-type="date" office:date-value="2024-04-17" calcext:value-type="date">
            <text:p>2024-04-17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 table:number-rows-repeated="28">
          <table:table-cell table:number-columns-repeated="9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mazon – connectors</text:p>
          </table:table-cell>
          <table:table-cell office:value-type="date" office:date-value="2024-03-23" calcext:value-type="date">
            <text:p>2024-03-23</text:p>
          </table:table-cell>
          <table:table-cell office:value-type="float" office:value="7.88" calcext:value-type="float">
            <text:p>7.8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rs – network hardware, raspberry pi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78.85" calcext:value-type="float">
            <text:p>78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mud pan</text:p>
          </table:table-cell>
          <table:table-cell office:value-type="date" office:date-value="2024-03-17" calcext:value-type="date">
            <text:p>2024-03-17</text:p>
          </table:table-cell>
          <table:table-cell office:value-type="float" office:value="55.49" calcext:value-type="float">
            <text:p>55.4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fish tape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16.98" calcext:value-type="float">
            <text:p>16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anchors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49.98" calcext:value-type="float">
            <text:p>49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o it best – ppe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54.81" calcext:value-type="float">
            <text:p>54.8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ibaba – desk phones</text:p>
          </table:table-cell>
          <table:table-cell office:value-type="date" office:date-value="2024-03-26" calcext:value-type="date">
            <text:p>2024-03-26</text:p>
          </table:table-cell>
          <table:table-cell office:value-type="float" office:value="39.65" calcext:value-type="float">
            <text:p>39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ble for toorcamp</text:p>
          </table:table-cell>
          <table:table-cell office:value-type="date" office:date-value="2024-06-17" calcext:value-type="date">
            <text:p>2024-06-17</text:p>
          </table:table-cell>
          <table:table-cell office:value-type="float" office:value="115.1" calcext:value-type="float">
            <text:p>115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nkins – tools</text:p>
          </table:table-cell>
          <table:table-cell office:value-type="date" office:date-value="2024-05-18" calcext:value-type="date">
            <text:p>2024-05-18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rs – it hardwar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86.58" calcext:value-type="float">
            <text:p>86.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07-16" calcext:value-type="date">
            <text:p>2024-07-16</text:p>
          </table:table-cell>
          <table:table-cell office:value-type="float" office:value="56.77" calcext:value-type="float">
            <text:p>56.7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-</text:p>
          </table:table-cell>
          <table:table-cell office:value-type="date" office:date-value="2024-01-24" calcext:value-type="date">
            <text:p>2024-01-24</text:p>
          </table:table-cell>
          <table:table-cell office:value-type="float" office:value="10.4" calcext:value-type="float">
            <text:p>1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19.98" calcext:value-type="float">
            <text:p>19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– printing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48.9" calcext:value-type="float">
            <text:p>48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25" calcext:value-type="date">
            <text:p>2024-03-25</text:p>
          </table:table-cell>
          <table:table-cell office:value-type="float" office:value="46.3" calcext:value-type="float">
            <text:p>46.3</text:p>
          </table:table-cell>
          <table:table-cell table:number-columns-repeated="6"/>
        </table:table-row>
        <table:table-row table:style-name="ro2" table:number-rows-repeated="4">
          <table:table-cell table:number-columns-repeated="9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– professional consult</text:p>
          </table:table-cell>
          <table:table-cell office:value-type="date" office:date-value="2024-05-06" calcext:value-type="date">
            <text:p>2024-05-06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17" table:formula="of:=SUM([.C3:.C75])" office:value-type="float" office:value="1023.52" calcext:value-type="float">
            <text:p>1023.52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crocosm zines</text:p>
          </table:table-cell>
          <table:table-cell office:value-type="date" office:date-value="2024-04-30" calcext:value-type="date">
            <text:p>2024-04-30</text:p>
          </table:table-cell>
          <table:table-cell office:value-type="float" office:value="-102.72" calcext:value-type="float">
            <text:p>-10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ottles and cans host donation</text:p>
          </table:table-cell>
          <table:table-cell office:value-type="date" office:date-value="2024-05-14" calcext:value-type="date">
            <text:p>2024-05-14</text:p>
          </table:table-cell>
          <table:table-cell office:value-type="float" office:value="-365" calcext:value-type="float">
            <text:p>-365</text:p>
          </table:table-cell>
          <table:table-cell table:number-columns-repeated="6"/>
        </table:table-row>
        <table:table-row table:style-name="ro2" table:number-rows-repeated="5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80:.C87])" office:value-type="float" office:value="-467.72" calcext:value-type="float">
            <text:p>-467.7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hired grant writ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ite maintenance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edia, outreach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torag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6];[.C88])" office:value-type="float" office:value="555.8" calcext:value-type="float">
            <text:p>555.8</text:p>
          </table:table-cell>
          <table:table-cell table:number-columns-repeated="6"/>
        </table:table-row>
        <table:table-row table:style-name="ro2" table:number-rows-repeated="1048477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6">00/00/0000</text:date>, <text:time style:data-style-name="N2" text:time-value="17:26:16.1743334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6T17:27:03.977454871</dc:date>
    <meta:editing-duration>P6DT4H31M3S</meta:editing-duration>
    <meta:editing-cycles>602</meta:editing-cycles>
    <meta:generator>LibreOffice/24.2.3.2$Linux_X86_64 LibreOffice_project/420$Build-2</meta:generator>
    <meta:document-statistic meta:table-count="10" meta:cell-count="2198" meta:object-count="0"/>
  </office:meta>
</office:document-meta>
</file>